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width="2.45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Created by OOo 3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8T16:38:57.64</meta:creation-date>
    <meta:document-statistic meta:table-count="0" meta:image-count="0" meta:object-count="1" meta:page-count="1" meta:paragraph-count="2" meta:word-count="4" meta:character-count="19"/>
    <dc:date>2009-08-28T16:40:26.04</dc:date>
    <meta:editing-duration>PT00H01M29S</meta:editing-duration>
    <meta:editing-cycles>1</meta:editing-cycles>
    <meta:generator>StarOffice/9$Win32 OpenOffice.org_project/300m51$Build-9408$CWS-encsig09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msgbox "Hello World!"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Main
msgbox "Hello World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documentsignatures.xml><?xml version="1.0" encoding="utf-8"?>
<document-signatures xmlns="urn:oasis:names:tc:opendocument:xmlns:digitalsignature:1.0">
  <Signature xmlns="http://www.w3.org/2000/09/xmldsig#" Id="ID_002a005d007e00d1009700da004b00cd009e003a00ce00d700e4007400c00054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DRTmGXDOfqeltNVXmhtKjQeX3sw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+SYZJPC3gRcB4galVtNhyt1sMM0=</DigestValue>
      </Reference>
      <Reference URI="Basic/Standard/Module2.xml">
        <Transforms>
          <Transform Algorithm="http://www.w3.org/TR/2001/REC-xml-c14n-20010315"/>
        </Transforms>
        <DigestMethod Algorithm="http://www.w3.org/2000/09/xmldsig#sha1"/>
        <DigestValue>XecVzTYQhI1h/9JJKPIvdFxPBVY=</DigestValue>
      </Reference>
      <Reference URI="Basic/Standard/Module1.xml">
        <Transforms>
          <Transform Algorithm="http://www.w3.org/TR/2001/REC-xml-c14n-20010315"/>
        </Transforms>
        <DigestMethod Algorithm="http://www.w3.org/2000/09/xmldsig#sha1"/>
        <DigestValue>hIcneyFhaqCtmf+onQ5q8kK2GA4=</DigestValue>
      </Reference>
      <Reference URI="Basic/Standard/script-lb.xml">
        <Transforms>
          <Transform Algorithm="http://www.w3.org/TR/2001/REC-xml-c14n-20010315"/>
        </Transforms>
        <DigestMethod Algorithm="http://www.w3.org/2000/09/xmldsig#sha1"/>
        <DigestValue>gtRDpUWLFbo9rgPe4QPpPg029MY=</DigestValue>
      </Reference>
      <Reference URI="Basic/script-lc.xml">
        <Transforms>
          <Transform Algorithm="http://www.w3.org/TR/2001/REC-xml-c14n-20010315"/>
        </Transforms>
        <DigestMethod Algorithm="http://www.w3.org/2000/09/xmldsig#sha1"/>
        <DigestValue>xebEZyd1OwOyLL6Wp9QELPl+UEY=</DigestValue>
      </Reference>
      <Reference URI="ObjectReplacements/Object%201">
        <DigestMethod Algorithm="http://www.w3.org/2000/09/xmldsig#sha1"/>
        <DigestValue>xQeZ6egrN0RPyH106GK5hQw/BVo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SumkbFuHjLbFJLGBvfismnzjdkQ=</DigestValue>
      </Reference>
      <Reference URI="Object%201/content.xml">
        <Transforms>
          <Transform Algorithm="http://www.w3.org/TR/2001/REC-xml-c14n-20010315"/>
        </Transforms>
        <DigestMethod Algorithm="http://www.w3.org/2000/09/xmldsig#sha1"/>
        <DigestValue>w+hhwfozDcsk7UCY2wtc5Tz2gY8=</DigestValue>
      </Reference>
      <Reference URI="Object%201/settings.xml">
        <Transforms>
          <Transform Algorithm="http://www.w3.org/TR/2001/REC-xml-c14n-20010315"/>
        </Transforms>
        <DigestMethod Algorithm="http://www.w3.org/2000/09/xmldsig#sha1"/>
        <DigestValue>fTMbKTw2lS+kfcYB7aJ3hvwjm/w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bjvV5lqp3+r09Y3dAxAYWtUM0JQ=</DigestValue>
      </Reference>
      <Reference URI="Thumbnails/thumbnail.png">
        <DigestMethod Algorithm="http://www.w3.org/2000/09/xmldsig#sha1"/>
        <DigestValue>CFHY7lYIYlsMSTbjF6HI5AQHnRA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xVHHOxIuZLJOltI7k2aerjkhmpo=</DigestValue>
      </Reference>
      <Reference URI="#ID_009a00090066001000d600630048007a00bc0001003b00b6005d0019006200fd">
        <DigestMethod Algorithm="http://www.w3.org/2000/09/xmldsig#sha1"/>
        <DigestValue>KbiKKPUmn26AIri4k6bDvYQ6wSI=</DigestValue>
      </Reference>
    </SignedInfo>
    <SignatureValue>asKItc1kGN2y8PPH6XmpsJpcMLXZzBZJvQ/sAsOw/MrMKsWFFjVsUiLuUWgGIJTI
UB1F08P0igPoa5+UmnBU/JlCMsJWXxVcKWTnScQJAX/PsodjFd6WrdYkcDMxnZv2
bNE8VdIksIy/B/zjfHJz9SY8t9qn7AI36jsNLyBgQgc=</SignatureValue>
    <KeyInfo>
      <X509Data>
        <X509IssuerSerial>
          <X509IssuerName>CN=Good CA, O=Test Certificates, C=US</X509IssuerName>
          <X509SerialNumber>1</X509SerialNumber>
        </X509IssuerSerial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9a00090066001000d600630048007a00bc0001003b00b6005d0019006200fd" Target="#ID_002a005d007e00d1009700da004b00cd009e003a00ce00d700e4007400c00054">
          <dc:date xmlns:dc="http://purl.org/dc/elements/1.1/">2009-08-28T16:40:45,59</dc:date>
        </SignatureProperty>
      </SignatureProperties>
    </Object>
  </Signature>
</document-signatures>
</file>

<file path=Object 1/content.xml><?xml version="1.0" encoding="utf-8"?>
<math xmlns="http://www.w3.org/1998/Math/MathML">
  <semantics>
    <mrow>
      <mrow>
        <mrow>
          <mo>□</mo>
          <mi mathvariant="normal">⋅</mi>
          <mo>□</mo>
        </mrow>
        <mi mathvariant="normal">×</mi>
        <mo>□</mo>
      </mrow>
      <mi mathvariant="normal">×</mi>
      <mo>□</mo>
    </mrow>
    <annotation encoding="StarMath 5.0">&lt;?&gt; cdot &lt;?&gt;  times &lt;?&gt;  times &lt;?&gt; </annotation>
  </semantics>
</math>
</file>